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Титульный-слайд" presentation:presentation-page-layout-name="Master1-PPL1" draw:id="Slide-256">
        <draw:frame draw:id="id63" presentation:style-name="a384" draw:name="Заголовок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{{name}}</text:span><text:span text:style-name="a382" text:class-names=""/></text:p>
          </draw:text-box>
          <svg:title/>
          <svg:desc/>
        </draw:frame>
        <draw:frame draw:id="id64" presentation:style-name="a388" draw:name="Подзаголовок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{{score}}</text:span><text:span text:style-name="a38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9.03.2026</text:date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Заголовок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Подзаголовок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Дата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9.03.2026</text:date></text:span><text:span text:style-name="a45" text:class-names=""/></text:p>
        </draw:text-box>
        <svg:title/>
        <svg:desc/>
      </draw:frame>
      <draw:frame draw:id="id8" presentation:style-name="a50" draw:name="Нижний колонтитул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Номер слайда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Заголовок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Объект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Дата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9.03.2026</text:date></text:span><text:span text:style-name="a79" text:class-names=""/></text:p>
        </draw:text-box>
        <svg:title/>
        <svg:desc/>
      </draw:frame>
      <draw:frame draw:id="id13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Номер слайда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Заголовок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Текст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Дата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9.03.2026</text:date></text:span><text:span text:style-name="a100" text:class-names=""/></text:p>
        </draw:text-box>
        <svg:title/>
        <svg:desc/>
      </draw:frame>
      <draw:frame draw:id="id18" presentation:style-name="a105" draw:name="Нижний колонтитул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Номер слайда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Заголовок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Объект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Объект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Дата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9.03.2026</text:date></text:span><text:span text:style-name="a151" text:class-names=""/></text:p>
        </draw:text-box>
        <svg:title/>
        <svg:desc/>
      </draw:frame>
      <draw:frame draw:id="id24" presentation:style-name="a156" draw:name="Нижний колонтитул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Номер слайда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Заголовок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Образец заголовка</text:span><text:span text:style-name="a163" text:class-names=""/></text:p>
        </draw:text-box>
        <svg:title/>
        <svg:desc/>
      </draw:frame>
      <draw:frame draw:id="id27" presentation:style-name="a169" draw:name="Текст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</draw:text-box>
        <svg:title/>
        <svg:desc/>
      </draw:frame>
      <draw:frame draw:id="id28" presentation:style-name="a186" draw:name="Объект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Образец текста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Второй уровень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Пятый уровень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Текст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30" presentation:style-name="a207" draw:name="Объект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Дата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9.03.2026</text:date></text:span><text:span text:style-name="a210" text:class-names=""/></text:p>
        </draw:text-box>
        <svg:title/>
        <svg:desc/>
      </draw:frame>
      <draw:frame draw:id="id32" presentation:style-name="a215" draw:name="Нижний колонтитул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Номер слайда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Заголовок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Дата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9.03.2026</text:date></text:span><text:span text:style-name="a227" text:class-names=""/></text:p>
        </draw:text-box>
        <svg:title/>
        <svg:desc/>
      </draw:frame>
      <draw:frame draw:id="id36" presentation:style-name="a232" draw:name="Нижний колонтитул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Номер слайда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Дата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9.03.2026</text:date></text:span><text:span text:style-name="a240" text:class-names=""/></text:p>
        </draw:text-box>
        <svg:title/>
        <svg:desc/>
      </draw:frame>
      <draw:frame draw:id="id39" presentation:style-name="a245" draw:name="Нижний колонтитул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Номер слайда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frame draw:id="id41" presentation:style-name="a254" draw:name="Заголовок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title/>
        <svg:desc/>
      </draw:frame>
      <draw:frame draw:id="id42" presentation:style-name="a271" draw:name="Объект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Второй уровень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Пятый уровень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Текст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</draw:text-box>
        <svg:title/>
        <svg:desc/>
      </draw:frame>
      <draw:frame draw:id="id44" presentation:style-name="a280" draw:name="Дата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9.03.2026</text:date></text:span><text:span text:style-name="a278" text:class-names=""/></text:p>
        </draw:text-box>
        <svg:title/>
        <svg:desc/>
      </draw:frame>
      <draw:frame draw:id="id45" presentation:style-name="a283" draw:name="Нижний колонтитул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Номер слайда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47" presentation:style-name="a292" draw:name="Заголовок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48" presentation:style-name="a295" draw:name="Рисунок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Текст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Образец текста</text:span></text:p>
            </text:list-item>
          </text:list>
        </draw:text-box>
        <svg:title/>
        <svg:desc/>
      </draw:frame>
      <draw:frame draw:id="id50" presentation:style-name="a304" draw:name="Дата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9.03.2026</text:date></text:span><text:span text:style-name="a302" text:class-names=""/></text:p>
        </draw:text-box>
        <svg:title/>
        <svg:desc/>
      </draw:frame>
      <draw:frame draw:id="id51" presentation:style-name="a307" draw:name="Нижний колонтитул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Номер слайда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3" presentation:style-name="a316" draw:name="Заголовок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54" presentation:style-name="a333" draw:name="Вертикальный текст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Дата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9.03.2026</text:date></text:span><text:span text:style-name="a336" text:class-names=""/></text:p>
        </draw:text-box>
        <svg:title/>
        <svg:desc/>
      </draw:frame>
      <draw:frame draw:id="id56" presentation:style-name="a341" draw:name="Нижний колонтитул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Номер слайда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6">
      <draw:frame draw:id="id58" presentation:style-name="a350" draw:name="Вертикальный заголовок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Образец заголовка</text:span><text:span text:style-name="a348" text:class-names=""/></text:p>
        </draw:text-box>
        <svg:title/>
        <svg:desc/>
      </draw:frame>
      <draw:frame draw:id="id59" presentation:style-name="a367" draw:name="Вертикальный текст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Дата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9.03.2026</text:date></text:span><text:span text:style-name="a370" text:class-names=""/></text:p>
        </draw:text-box>
        <svg:title/>
        <svg:desc/>
      </draw:frame>
      <draw:frame draw:id="id61" presentation:style-name="a375" draw:name="Нижний колонтитул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Номер слайда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{{name}}</dc:title>
    <meta:initial-creator>Борисов Самир</meta:initial-creator>
    <dc:creator>Борисов Самир</dc:creator>
    <meta:creation-date>2026-03-19T14:29:45Z</meta:creation-date>
    <dc:date>2026-03-19T15:16:49Z</dc:date>
    <meta:editing-cycles>1</meta:editing-cycles>
    <meta:editing-duration>PT10S</meta:editing-duration>
    <meta:document-statistic meta:paragraph-count="2" meta:word-count="6"/>
  </office:meta>
</office:document-meta>
</file>